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0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2" office:value-type="string">
            <text:p>Start</text:p>
          </table:table-cell>
          <table:table-cell table:style-name="ce4" office:value-type="string">
            <text:p>Duration</text:p>
          </table:table-cell>
          <table:table-cell table:number-columns-repeated="2"/>
        </table:table-row>
        <table:table-row table:style-name="ro2">
          <table:table-cell office:value-type="string">
            <text:p>Technologien überprüfen</text:p>
          </table:table-cell>
          <table:table-cell office:value-type="date" office:date-value="2018-10-18">
            <text:p>18.10.1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Konzept erstellen</text:p>
          </table:table-cell>
          <table:table-cell office:value-type="date" office:date-value="2018-10-22">
            <text:p>22.10.1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4"/>
          <table:table-cell>
            <draw:frame table:end-cell-address="Sheet1.L24" table:end-x="1.604cm" table:end-y="0.021cm" draw:z-index="0" draw:style-name="gr1" draw:text-style-name="P1" svg:width="15.999cm" svg:height="8.999cm" svg:x="1.411cm" svg:y="0.054cm">
              <draw:object draw:notify-on-update-of-ranges="Sheet1.A1:Sheet1.A1 Sheet1.A2:Sheet1.A3 Sheet1.B1:Sheet1.B1 Sheet1.B2:Sheet1.B3 Sheet1.C1:Sheet1.C1 Sheet1.C2:Sheet1.C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 table:number-rows-repeated="104857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18.10.2018</text:date>, <text:time>10:53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8S</meta:editing-duration>
    <meta:editing-cycles>6</meta:editing-cycles>
    <meta:generator>OpenOffice/4.1.5$Win32 OpenOffice.org_project/415m1$Build-9789</meta:generator>
    <dc:date>2018-10-18T10:53:20.31</dc:date>
    <meta:document-statistic meta:table-count="3" meta:cell-count="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30">
      <style:chart-properties chart:display-label="true" chart:logarithmic="false" chart:minimum="43391" chart:maximum="434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0">
      <style:graphic-properties draw:stroke="none" draw:fill-color="#004586" draw:opacity="0%" draw:opacity-name="" dr3d:edge-rounding="5%"/>
      <style:text-properties fo:font-size="10pt" style:font-size-asian="10pt" style:font-size-complex="10pt"/>
    </style:style>
    <style:style style:name="ch11" style:family="chart" style:data-style-name="N3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342cm" svg:y="0.316cm" chart:style-name="ch2">
          <text:p>Gantt-Diagramm</text:p>
        </chart:title>
        <chart:legend chart:legend-position="end" svg:x="13.975cm" svg:y="3.926cm" style:legend-expansion="high" chart:style-name="ch3"/>
        <chart:plot-area chart:style-name="ch4" table:cell-range-address="Sheet1.A1:Sheet1.C3" chart:data-source-has-labels="both" svg:x="1.47cm" svg:y="1.385cm" svg:width="11.975cm" svg:height="6.177cm">
          <chartooo:coordinate-region svg:x="5.425cm" svg:y="2.059cm" svg:width="8.02cm" svg:height="5.503cm"/>
          <chart:axis chart:dimension="x" chart:name="primary-x" chart:style-name="ch5" chartooo:axis-type="auto">
            <chartooo:date-scale/>
            <chart:title svg:x="0.563cm" svg:y="4.887cm" chart:style-name="ch6">
              <text:p>Task</text:p>
            </chart:title>
            <chart:categories table:cell-range-address="Sheet1.A2:Sheet1.A3"/>
          </chart:axis>
          <chart:axis chart:dimension="y" chart:name="primary-y" chart:style-name="ch7">
            <chart:title svg:x="7.029cm" svg:y="7.743cm" chart:style-name="ch8">
              <text:p>Time</text:p>
            </chart:title>
            <chart:grid chart:style-name="ch9" chart:class="major"/>
          </chart:axis>
          <chart:series chart:style-name="ch10" chart:values-cell-range-address="Sheet1.B2:Sheet1.B3" chart:label-cell-address="Sheet1.B1:Sheet1.B1" chart:class="chart:bar">
            <chart:data-point chart:repeated="2"/>
          </chart:series>
          <chart:series chart:style-name="ch11" chart:values-cell-range-address="Sheet1.C2:Sheet1.C3" chart:label-cell-address="Sheet1.C1:Sheet1.C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draw:g>
                  <svg:desc>Sheet1.B1:Sheet1.B1</svg:desc>
                </draw:g>
              </table:table-cell>
              <table:table-cell office:value-type="string">
                <text:p>Dur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chnologien überprüfen</text:p>
                <draw:g>
                  <svg:desc>Sheet1.A2:Sheet1.A3</svg:desc>
                </draw:g>
              </table:table-cell>
              <table:table-cell office:value-type="float" office:value="43391">
                <text:p>43391</text:p>
                <draw:g>
                  <svg:desc>Sheet1.B2:Sheet1.B3</svg:desc>
                </draw:g>
              </table:table-cell>
              <table:table-cell office:value-type="float" office:value="4">
                <text:p>4</text:p>
                <draw:g>
                  <svg:desc>Sheet1.C2:Sheet1.C3</svg:desc>
                </draw:g>
              </table:table-cell>
            </table:table-row>
            <table:table-row>
              <table:table-cell office:value-type="string">
                <text:p>Konzept erstellen</text:p>
              </table:table-cell>
              <table:table-cell office:value-type="float" office:value="43395">
                <text:p>4339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